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57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7.325cm"/>
    </style:style>
    <style:style style:name="co11" style:family="table-column">
      <style:table-column-properties fo:break-before="auto" style:column-width="7.21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7.244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3.161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6.322cm"/>
    </style:style>
    <style:style style:name="co22" style:family="table-column">
      <style:table-column-properties fo:break-before="auto" style:column-width="2.993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1.774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0pt" fo:font-weight="bold" style:font-name-asian="Calibri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4pt" fo:font-weight="bold" style:font-name-asian="Calibri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4pt" fo:font-weight="bold" style:font-name-asian="Calibri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0pt" fo:font-weight="bold" style:font-name-asian="Calibri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7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500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500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4pt" fo:font-weight="bold" style:font-name-asian="Calibri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23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0pt" fo:font-weight="bold" style:font-name-asian="Calibri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24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6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" fo:font-size="10pt" fo:font-weight="bold" style:font-name-asian="WenQuanYi Micro Hei" style:font-size-asian="10pt" style:language-asian="zh" style:country-asian="CN" style:font-weight-asian="bold" style:font-name-complex="Lohit Hindi" style:font-size-complex="10pt" style:language-complex="hi" style:country-complex="IN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9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7"/>
        <table:table-column table:style-name="co9" table:default-cell-style-name="ce17"/>
        <table:table-column table:style-name="co10" table:default-cell-style-name="ce5"/>
        <table:table-column table:style-name="co11" table:default-cell-style-name="ce5"/>
        <table:table-column table:style-name="co12" table:default-cell-style-name="ce24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5" table:default-cell-style-name="ce5"/>
        <table:table-column table:style-name="co26" table:default-cell-style-name="ce5"/>
        <table:table-column table:style-name="co15" table:number-columns-repeated="2" table:default-cell-style-name="ce5"/>
        <table:table-column table:style-name="co28" table:number-columns-repeated="989" table:default-cell-style-name="Default"/>
        <table:table-row table:style-name="ro1">
          <table:table-cell table:style-name="ce1" office:value-type="string" table:number-columns-spanned="14" table:number-rows-spanned="1">
            <text:p><text:a xlink:href="python://get_cate_type()" xlink:type="simple">Title</text:a></text:p>
          </table:table-cell>
          <table:covered-table-cell table:number-columns-repeated="6" table:style-name="ce8"/>
          <table:covered-table-cell table:style-name="ce13"/>
          <table:covered-table-cell table:number-columns-repeated="2" table:style-name="ce15"/>
          <table:covered-table-cell table:number-columns-repeated="2" table:style-name="ce13"/>
          <table:covered-table-cell table:style-name="ce22"/>
          <table:covered-table-cell table:style-name="ce13"/>
          <table:table-cell table:style-name="ce13"/>
          <table:table-cell table:style-name="ce28"/>
          <table:table-cell table:style-name="ce8" table:number-columns-repeated="19"/>
          <table:table-cell table:style-name="ce39" table:number-columns-repeated="989"/>
        </table:table-row>
        <table:table-row table:style-name="ro2">
          <table:table-cell table:style-name="ce2" office:value-type="string" table:number-columns-spanned="4" table:number-rows-spanned="1">
            <text:p>V.V.TITANIUM PIGMENTS PRIVATE LIMITED</text:p>
          </table:table-cell>
          <table:covered-table-cell table:number-columns-repeated="3" table:style-name="ce9"/>
          <table:table-cell table:style-name="ce3" table:number-columns-repeated="3"/>
          <table:table-cell table:style-name="ce12"/>
          <table:table-cell table:style-name="ce16" table:number-columns-repeated="2"/>
          <table:table-cell table:style-name="ce12" table:number-columns-repeated="2"/>
          <table:table-cell table:style-name="ce23"/>
          <table:table-cell table:style-name="ce12" table:number-columns-repeated="2"/>
          <table:table-cell table:style-name="ce29"/>
          <table:table-cell table:style-name="ce3" table:number-columns-repeated="19"/>
          <table:table-cell table:style-name="ce40" table:number-columns-repeated="989"/>
        </table:table-row>
        <table:table-row table:style-name="ro3">
          <table:table-cell table:style-name="ce2" office:value-type="string" table:number-columns-spanned="4" table:number-rows-spanned="1">
            <text:p>Thoothukudi ECC.ADDCV7723PEM001</text:p>
          </table:table-cell>
          <table:covered-table-cell table:number-columns-repeated="3" table:style-name="ce9"/>
          <table:table-cell table:style-name="ce3" table:number-columns-repeated="3"/>
          <table:table-cell table:style-name="ce12"/>
          <table:table-cell table:style-name="ce16" table:number-columns-repeated="2"/>
          <table:table-cell table:style-name="ce12" table:number-columns-repeated="2"/>
          <table:table-cell table:style-name="ce23"/>
          <table:table-cell table:style-name="ce12" table:number-columns-repeated="2"/>
          <table:table-cell table:style-name="ce29"/>
          <table:table-cell table:style-name="ce3" table:number-columns-repeated="19"/>
          <table:table-cell table:style-name="ce40" table:number-columns-repeated="989"/>
        </table:table-row>
        <table:table-row table:style-name="ro3">
          <table:table-cell table:style-name="ce2" office:value-type="string" table:number-columns-spanned="4" table:number-rows-spanned="1">
            <text:p>Period: <text:a xlink:href="python://get_date_from()" xlink:type="simple">date from</text:a> - <text:s/><text:a xlink:href="python://get_date_to()" xlink:type="simple">date to</text:a></text:p>
          </table:table-cell>
          <table:covered-table-cell table:number-columns-repeated="3" table:style-name="ce9"/>
          <table:table-cell table:style-name="ce3" table:number-columns-repeated="3"/>
          <table:table-cell table:style-name="ce12"/>
          <table:table-cell table:style-name="ce16" table:number-columns-repeated="2"/>
          <table:table-cell table:style-name="ce12" table:number-columns-repeated="2"/>
          <table:table-cell table:style-name="ce23"/>
          <table:table-cell table:style-name="ce12" table:number-columns-repeated="2"/>
          <table:table-cell table:style-name="ce29"/>
          <table:table-cell table:style-name="ce3" table:number-columns-repeated="19"/>
          <table:table-cell table:style-name="ce40" table:number-columns-repeated="989"/>
        </table:table-row>
        <table:table-row table:style-name="ro3">
          <table:table-cell table:style-name="ce3" office:value-type="string">
            <text:p>Serial No.</text:p>
          </table:table-cell>
          <table:table-cell table:style-name="ce3" office:value-type="string">
            <text:p>Invoice Typ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Excise Invoice Date</text:p>
          </table:table-cell>
          <table:table-cell table:style-name="ce3" office:value-type="string">
            <text:p>Name of The Supplier</text:p>
          </table:table-cell>
          <table:table-cell table:style-name="ce3" office:value-type="string">
            <text:p>Type of Supplier</text:p>
          </table:table-cell>
          <table:table-cell table:style-name="ce12" office:value-type="string">
            <text:p>Date On Which Inputs were Received</text:p>
          </table:table-cell>
          <table:table-cell table:style-name="ce3" office:value-type="string">
            <text:p>Supplier's ECC Number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Cenvat</text:p>
          </table:table-cell>
          <table:table-cell table:style-name="ce12" office:value-type="string">
            <text:p>Description Of Main Item in the document</text:p>
          </table:table-cell>
          <table:table-cell table:style-name="ce12" office:value-type="string">
            <text:p>Chapter Id of Main Item In the Document</text:p>
          </table:table-cell>
          <table:table-cell table:style-name="ce23" office:value-type="string">
            <text:p>Quantity</text:p>
          </table:table-cell>
          <table:table-cell table:style-name="ce12" office:value-type="string">
            <text:p>Unit Of Measure</text:p>
          </table:table-cell>
          <table:table-cell table:style-name="ce27" office:value-type="string">
            <text:p>Bill no</text:p>
          </table:table-cell>
          <table:table-cell table:style-name="ce29" office:value-type="string">
            <text:p>Bill date</text:p>
          </table:table-cell>
          <table:table-cell table:style-name="ce3" office:value-type="string">
            <text:p>Posting Date</text:p>
          </table:table-cell>
          <table:table-cell table:style-name="ce3" table:number-columns-repeated="18"/>
          <table:table-cell table:style-name="ce40" table:number-columns-repeated="989"/>
        </table:table-row>
        <table:table-row-group>
          <table:table-row-group>
            <table:table-row-group>
              <table:table-row table:style-name="ro3">
                <table:table-cell table:style-name="ce4" office:value-type="string">
                  <text:p><text:a xlink:href="python://for%20each=%22seq,line%20in%20enumerate(get_invoice())%22" xlink:type="simple">for</text:a></text:p>
                </table:table-cell>
                <table:table-cell/>
                <table:table-cell table:style-name="ce10"/>
                <table:table-cell table:number-columns-repeated="6"/>
                <table:table-cell table:style-name="ce20"/>
                <table:table-cell table:number-columns-repeated="12"/>
                <table:table-cell table:style-name="ce30"/>
                <table:table-cell/>
                <table:table-cell table:style-name="ce33" table:number-columns-repeated="2"/>
                <table:table-cell table:style-name="ce38"/>
                <table:table-cell table:style-name="ce33"/>
                <table:table-cell table:style-name="ce38" table:number-columns-repeated="4"/>
                <table:table-cell/>
                <table:table-cell table:style-name="ce33"/>
                <table:table-cell table:number-columns-repeated="990"/>
              </table:table-row>
              <table:table-row table:style-name="ro3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get_document_type(line.invoice_id.purchase_id%20and%20line.invoice_id.purchase_id.po_document_type)%20or%20''" xlink:type="simple">document type</text:a></text:p>
                </table:table-cell>
                <table:table-cell office:value-type="string">
                  <text:p><text:a xlink:href="python://line.invoice_id.name%20or%20''" xlink:type="simple">name</text:a></text:p>
                </table:table-cell>
                <table:table-cell office:value-type="string">
                  <text:p><text:a xlink:href="python://convert_date(line.invoice_id%20and%20line.invoice_id.date_invoice%20or%20'')%20or%20''" xlink:type="simple">postingdate</text:a></text:p>
                </table:table-cell>
                <table:table-cell office:value-type="string">
                  <text:p><text:a xlink:href="python://line.invoice_id.partner_id%20and%20line.invoice_id.partner_id.name%20or%20''" xlink:type="simple">sup name</text:a></text:p>
                </table:table-cell>
                <table:table-cell office:value-type="string">
                  <text:p><text:a xlink:href="python://line.invoice_id.partner_id%20and%20line.invoice_id.partner_id.vendor_type%20or%20''" xlink:type="simple">sup type</text:a></text:p>
                </table:table-cell>
                <table:table-cell office:value-type="string">
                  <text:p><text:a xlink:href="python://get_grn_date(line.invoice_id)%20or%20''" xlink:type="simple">grn_date</text:a></text:p>
                </table:table-cell>
                <table:table-cell office:value-type="string">
                  <text:p><text:a xlink:href="python://line.invoice_id.partner_id%20and%20line.invoice_id.partner_id.ecc%20or%20''" xlink:type="simple">ecc</text:a></text:p>
                </table:table-cell>
                <table:table-cell office:value-type="string">
                  <text:p><text:a xlink:href="python://(line.quantity*line.price_unit)%20or%200" xlink:type="simple">value</text:a></text:p>
                </table:table-cell>
                <table:table-cell office:value-type="string">
                  <text:p><text:a xlink:href="python://line.invoice_id.excise_duty%20or%20''" xlink:type="simple">ed amount</text:a></text:p>
                </table:table-cell>
                <table:table-cell office:value-type="string">
                  <text:p><text:a xlink:href="python://line.product_id%20and%20line.product_id.name_template%20or%20''" xlink:type="simple">product description</text:a></text:p>
                </table:table-cell>
                <table:table-cell office:value-type="string">
                  <text:p><text:a xlink:href="python://line.product_id%20and%20line.product_id.chapter%20or%20''" xlink:type="simple">chapter</text:a></text:p>
                </table:table-cell>
                <table:table-cell office:value-type="string">
                  <text:p><text:a xlink:href="python://line.quantity%20or%200" xlink:type="simple">product description</text:a></text:p>
                </table:table-cell>
                <table:table-cell office:value-type="string">
                  <text:p><text:a xlink:href="python://line.uos_id%20and%20line.uos_id.name%20or%20''" xlink:type="simple">uos</text:a></text:p>
                </table:table-cell>
                <table:table-cell office:value-type="string">
                  <text:p><text:a xlink:href="python://line.invoice_id.bill_number" xlink:type="simple">billno</text:a> </text:p>
                </table:table-cell>
                <table:table-cell office:value-type="string">
                  <text:p><text:a xlink:href="python://convert_date(line.invoice_id.bill_date%20or%20'')%20or%20''" xlink:type="simple">billdate</text:a></text:p>
                </table:table-cell>
                <table:table-cell office:value-type="string">
                  <text:p><text:a xlink:href="python://convert_date(line.invoice_id%20and%20line.invoice_id.date_invoice%20or%20'')%20or%20''" xlink:type="simple">postingdate</text:a></text:p>
                </table:table-cell>
                <table:table-cell table:number-columns-repeated="1007"/>
              </table:table-row>
              <table:table-row table:style-name="ro3">
                <table:table-cell table:style-name="ce4" office:value-type="string">
                  <text:p><text:a xlink:href="python:///for" xlink:type="simple">end for</text:a></text:p>
                </table:table-cell>
                <table:table-cell/>
                <table:table-cell table:style-name="ce10"/>
                <table:table-cell table:number-columns-repeated="6"/>
                <table:table-cell table:style-name="ce20"/>
                <table:table-cell table:number-columns-repeated="12"/>
                <table:table-cell table:style-name="ce30"/>
                <table:table-cell/>
                <table:table-cell table:style-name="ce33" table:number-columns-repeated="2"/>
                <table:table-cell table:style-name="ce38"/>
                <table:table-cell table:style-name="ce33"/>
                <table:table-cell table:style-name="ce38" table:number-columns-repeated="4"/>
                <table:table-cell/>
                <table:table-cell table:style-name="ce33"/>
                <table:table-cell table:number-columns-repeated="990"/>
              </table:table-row>
              <table:table-row table:style-name="ro3">
                <table:table-cell table:style-name="Default"/>
                <table:table-cell/>
                <table:table-cell table:style-name="ce10"/>
                <table:table-cell table:number-columns-repeated="4"/>
                <table:table-cell table:style-name="ce14" office:value-type="string">
                  <text:p>Total</text:p>
                </table:table-cell>
                <table:table-cell office:value-type="string">
                  <text:p><text:a xlink:href="python://round(get_total(get_invoice()),2)" xlink:type="simple">totalval</text:a></text:p>
                </table:table-cell>
                <table:table-cell table:style-name="ce20"/>
                <table:table-cell table:number-columns-repeated="12"/>
                <table:table-cell table:style-name="ce30"/>
                <table:table-cell/>
                <table:table-cell table:style-name="ce33" table:number-columns-repeated="2"/>
                <table:table-cell table:style-name="ce38" table:number-columns-repeated="6"/>
                <table:table-cell/>
                <table:table-cell table:style-name="ce33"/>
                <table:table-cell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/>
                <table:table-cell table:style-name="ce6" table:number-columns-repeated="4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4"/>
                <table:table-cell table:style-name="ce3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4"/>
                <table:table-cell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4"/>
                <table:table-cell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1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4"/>
                <table:table-cell table:style-name="ce34" table:number-columns-repeated="2"/>
                <table:table-cell table:style-name="ce3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9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2"/>
                <table:table-cell table:style-name="ce34"/>
                <table:table-cell table:style-name="ce36" table:number-columns-repeated="2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/>
                <table:table-cell table:style-name="ce34"/>
                <table:table-cell table:style-name="ce36" table:number-columns-repeated="4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2"/>
                <table:table-cell table:style-name="ce36" table:number-columns-repeated="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 table:number-columns-repeated="3"/>
                <table:table-cell table:style-name="ce36" table:number-columns-repeated="5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</table:table-row-group>
            <table:table-row table:style-name="ro2">
              <table:table-cell table:style-name="ce7" table:number-columns-repeated="8"/>
              <table:table-cell table:style-name="ce19" table:number-columns-repeated="2"/>
              <table:table-cell table:style-name="ce7" table:number-columns-repeated="2"/>
              <table:table-cell table:style-name="ce26"/>
              <table:table-cell table:style-name="ce7" table:number-columns-repeated="9"/>
              <table:table-cell table:style-name="ce32"/>
              <table:table-cell table:style-name="ce7"/>
              <table:table-cell table:style-name="ce35" table:number-columns-repeated="4"/>
              <table:table-cell table:style-name="ce37"/>
              <table:table-cell table:style-name="ce35" table:number-columns-repeated="2"/>
              <table:table-cell table:style-name="ce37"/>
              <table:table-cell table:style-name="ce7"/>
              <table:table-cell table:style-name="ce35"/>
              <table:table-cell table:style-name="ce7"/>
              <table:table-cell table:style-name="ce41" table:number-columns-repeated="989"/>
            </table:table-row>
          </table:table-row-group>
          <table:table-row table:style-name="ro2">
            <table:table-cell table:style-name="ce7" table:number-columns-repeated="8"/>
            <table:table-cell table:style-name="ce19" table:number-columns-repeated="2"/>
            <table:table-cell table:style-name="ce7" table:number-columns-repeated="2"/>
            <table:table-cell table:style-name="ce26"/>
            <table:table-cell table:style-name="ce7" table:number-columns-repeated="9"/>
            <table:table-cell table:style-name="ce32"/>
            <table:table-cell table:style-name="ce7"/>
            <table:table-cell table:style-name="ce35" table:number-columns-repeated="4"/>
            <table:table-cell table:style-name="ce37"/>
            <table:table-cell table:style-name="ce35" table:number-columns-repeated="2"/>
            <table:table-cell table:style-name="ce37"/>
            <table:table-cell table:style-name="ce7"/>
            <table:table-cell table:style-name="ce35"/>
            <table:table-cell table:style-name="ce7"/>
            <table:table-cell table:style-name="ce41" table:number-columns-repeated="989"/>
          </table:table-row>
          <table:table-row-group>
            <table:table-row-group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4"/>
                <table:table-cell table:style-name="ce34" table:number-columns-repeated="2"/>
                <table:table-cell table:style-name="ce3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4"/>
                <table:table-cell table:style-name="ce34" table:number-columns-repeated="2"/>
                <table:table-cell table:style-name="ce3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7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5"/>
                <table:table-cell table:style-name="ce18"/>
                <table:table-cell table:style-name="ce21"/>
                <table:table-cell table:style-name="ce6" table:number-columns-repeated="2"/>
                <table:table-cell table:style-name="ce25"/>
                <table:table-cell table:style-name="ce6" table:number-columns-repeated="9"/>
                <table:table-cell table:style-name="ce31"/>
                <table:table-cell table:style-name="ce6"/>
                <table:table-cell table:style-name="ce34"/>
                <table:table-cell table:style-name="ce36" table:number-columns-repeated="4"/>
                <table:table-cell table:style-name="ce34" table:number-columns-repeated="2"/>
                <table:table-cell table:style-name="ce36"/>
                <table:table-cell table:style-name="ce6"/>
                <table:table-cell table:style-name="ce34"/>
                <table:table-cell table:style-name="ce6"/>
                <table:table-cell table:style-name="ce41" table:number-columns-repeated="989"/>
              </table:table-row>
            </table:table-row-group>
            <table:table-row table:style-name="ro2">
              <table:table-cell table:style-name="ce7" table:number-columns-repeated="8"/>
              <table:table-cell table:style-name="ce19" table:number-columns-repeated="2"/>
              <table:table-cell table:style-name="ce7" table:number-columns-repeated="2"/>
              <table:table-cell table:style-name="ce26"/>
              <table:table-cell table:style-name="ce7" table:number-columns-repeated="9"/>
              <table:table-cell table:style-name="ce32"/>
              <table:table-cell table:style-name="ce7"/>
              <table:table-cell table:style-name="ce35"/>
              <table:table-cell table:style-name="ce37" table:number-columns-repeated="4"/>
              <table:table-cell table:style-name="ce35" table:number-columns-repeated="2"/>
              <table:table-cell table:style-name="ce37"/>
              <table:table-cell table:style-name="ce7"/>
              <table:table-cell table:style-name="ce35"/>
              <table:table-cell table:style-name="ce7"/>
              <table:table-cell table:style-name="ce41" table:number-columns-repeated="989"/>
            </table:table-row>
          </table:table-row-group>
          <table:table-row table:style-name="ro2">
            <table:table-cell table:style-name="ce7" table:number-columns-repeated="8"/>
            <table:table-cell table:style-name="ce19" table:number-columns-repeated="2"/>
            <table:table-cell table:style-name="ce7" table:number-columns-repeated="2"/>
            <table:table-cell table:style-name="ce26"/>
            <table:table-cell table:style-name="ce7" table:number-columns-repeated="9"/>
            <table:table-cell table:style-name="ce32"/>
            <table:table-cell table:style-name="ce7"/>
            <table:table-cell table:style-name="ce35"/>
            <table:table-cell table:style-name="ce37" table:number-columns-repeated="4"/>
            <table:table-cell table:style-name="ce35" table:number-columns-repeated="2"/>
            <table:table-cell table:style-name="ce37"/>
            <table:table-cell table:style-name="ce7"/>
            <table:table-cell table:style-name="ce35"/>
            <table:table-cell table:style-name="ce7"/>
            <table:table-cell table:style-name="ce41" table:number-columns-repeated="989"/>
          </table:table-row>
        </table:table-row-group>
        <table:table-row table:style-name="ro2">
          <table:table-cell table:style-name="ce7" table:number-columns-repeated="8"/>
          <table:table-cell table:style-name="ce19" table:number-columns-repeated="2"/>
          <table:table-cell table:style-name="ce7" table:number-columns-repeated="2"/>
          <table:table-cell table:style-name="ce26"/>
          <table:table-cell table:style-name="ce7" table:number-columns-repeated="9"/>
          <table:table-cell table:style-name="ce32"/>
          <table:table-cell table:style-name="ce7"/>
          <table:table-cell table:style-name="ce35" table:number-columns-repeated="4"/>
          <table:table-cell table:style-name="ce37"/>
          <table:table-cell table:style-name="ce35" table:number-columns-repeated="2"/>
          <table:table-cell table:style-name="ce37"/>
          <table:table-cell table:style-name="ce7"/>
          <table:table-cell table:style-name="ce35"/>
          <table:table-cell table:style-name="ce7"/>
          <table:table-cell table:style-name="ce41" table:number-columns-repeated="989"/>
        </table:table-row>
        <table:table-row table:style-name="ro2" table:number-rows-repeated="10482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TP172 </dc:creator>
    <dc:date>2015-07-14T13:20:57</dc:date>
    <meta:editing-cycles>170</meta:editing-cycles>
    <meta:generator>LibreOffice/3.5$Linux_x86 LibreOffice_project/350m1$Build-2</meta:generator>
    <meta:editing-duration>PT10H56M13S</meta:editing-duration>
    <meta:document-statistic meta:table-count="1" meta:cell-count="42" meta:object-count="0"/>
    <meta:template xlink:type="simple" xlink:actuate="onRequest" xlink:title="Normal.dotm" xlink:href=""/>
  </office:meta>
</office:document-meta>
</file>